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language-asian="en" style:country-asian="NZ"/>
    </style:style>
    <style:style style:name="T3" style:parent-style-name="Absatz-Standardschriftart" style:family="text">
      <style:text-properties style:language-asian="en" style:country-asian="NZ"/>
    </style:style>
    <style:style style:name="T4" style:parent-style-name="Absatz-Standardschriftart" style:family="text">
      <style:text-properties style:language-asian="en" style:country-asian="NZ"/>
    </style:style>
    <style:style style:name="T5" style:parent-style-name="Absatz-Standardschriftart" style:family="text">
      <style:text-properties style:language-asian="en" style:country-asian="NZ"/>
    </style:style>
    <style:style style:name="T6" style:parent-style-name="Absatz-Standardschriftart" style:family="text">
      <style:text-properties style:language-asian="en" style:country-asian="NZ"/>
    </style:style>
    <style:style style:name="T7" style:parent-style-name="Absatz-Standardschriftart" style:family="text">
      <style:text-properties style:language-asian="en" style:country-asian="NZ"/>
    </style:style>
    <style:style style:name="T8" style:parent-style-name="Absatz-Standardschriftart" style:family="text">
      <style:text-properties style:language-asian="en" style:country-asian="NZ"/>
    </style:style>
    <style:style style:name="T9" style:parent-style-name="Absatz-Standardschriftart" style:family="text">
      <style:text-properties style:language-asian="en" style:country-asian="NZ"/>
    </style:style>
    <style:style style:name="T10" style:parent-style-name="Absatz-Standardschriftart" style:family="text">
      <style:text-properties style:language-asian="en" style:country-asian="NZ"/>
    </style:style>
    <style:style style:name="T11" style:parent-style-name="Absatz-Standardschriftart" style:family="text">
      <style:text-properties style:language-asian="en" style:country-asian="NZ"/>
    </style:style>
    <style:style style:name="T12" style:parent-style-name="Absatz-Standardschriftart" style:family="text">
      <style:text-properties style:language-asian="en" style:country-asian="NZ"/>
    </style:style>
    <style:style style:name="T13" style:parent-style-name="Absatz-Standardschriftart" style:family="text">
      <style:text-properties style:language-asian="en" style:country-asian="NZ"/>
    </style:style>
    <style:style style:name="T14" style:parent-style-name="Absatz-Standardschriftart" style:family="text">
      <style:text-properties style:language-asian="en" style:country-asian="NZ"/>
    </style:style>
    <style:style style:name="T15" style:parent-style-name="Absatz-Standardschriftart" style:family="text">
      <style:text-properties style:language-asian="en" style:country-asian="NZ"/>
    </style:style>
    <style:style style:name="T16" style:parent-style-name="Absatz-Standardschriftart" style:family="text">
      <style:text-properties style:language-asian="en" style:country-asian="NZ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0">
      <style:graphic-properties style:wrap="run-through" style:run-through="foreground" draw:fill="none" draw:stroke="solid" svg:stroke-width="0.01042in" svg:stroke-color="#be4b48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042in" svg:stroke-color="#be4b48" svg:stroke-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 4.32468in 0in 0in)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be4b48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bcbcbc" draw:textarea-vertical-align="top" draw:textarea-horizontal-align="left" style:wrap="run-through" style:run-through="foreground" draw:opacity="100%" style:horizontal-rel="paragraph" style:vertical-rel="paragraph" style:shadow="0in 0.02187in 0pc #000000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>
      <style:graphic-properties style:wrap="run-through" style:run-through="foreground" draw:fill="none" draw:stroke="solid" svg:stroke-width="0.01042in" svg:stroke-color="#be4b48" svg:stroke-opacity="100%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042in" svg:stroke-color="#ffffff" svg:stroke-opacity="100%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bcbcbc" draw:textarea-vertical-align="top" draw:textarea-horizontal-align="left" style:wrap="run-through" style:run-through="foreground" draw:opacity="100%" style:horizontal-rel="paragraph" style:vertical-rel="paragraph" style:shadow="0in 0.02187in 0pc #000000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bcbcbc" draw:textarea-vertical-align="top" draw:textarea-horizontal-align="left" style:wrap="run-through" style:run-through="foreground" draw:opacity="100%" style:horizontal-rel="paragraph" style:vertical-rel="paragraph" style:shadow="0in 0.02187in 0pc #000000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#bcbcbc" draw:textarea-vertical-align="top" draw:textarea-horizontal-align="left" style:wrap="run-through" style:run-through="foreground" draw:opacity="100%" style:horizontal-rel="paragraph" style:vertical-rel="paragraph" style:shadow="0in 0.02187in 0pc #000000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onnector draw:type="line" svg:x1="2.22083in" svg:y1="1.06597in" svg:x2="2.22083in" svg:y2="3.23264in" draw:z-index="251666432" draw:id="id0" draw:style-name="a0" draw:name="Gerade Verbindung 6" text:anchor-type="paragraph"><svg:title/><svg:desc/></draw:connector></text:span><text:span text:style-name="T3"><draw:frame draw:z-index="251667456" draw:style-name="a1" draw:name="Grafik 7" text:anchor-type="paragraph" svg:x="3.12083in" svg:y="0.04028in" svg:width="3.33264in" svg:height="3.05278in" style:rel-width="scale" style:rel-height="scale"><draw:image xlink:href="media/image1.png" xlink:type="simple" xlink:show="embed" xlink:actuate="onLoad"/><svg:title/><svg:desc/></draw:frame></text:span><text:span text:style-name="T4"><draw:connector draw:type="line" svg:x1="5.82847in" svg:y1="1.07431in" svg:x2="2.22014in" svg:y2="1.09097in" draw:z-index="251664384" draw:id="id1" draw:style-name="a2" draw:name="Gerade Verbindung 5" text:anchor-type="paragraph"><svg:title/><svg:desc/></draw:connector></text:span><text:span text:style-name="T5"><draw:frame draw:z-index="251675648" draw:id="id2" draw:style-name="a3" draw:name="Textfeld 2" text:anchor-type="paragraph" svg:x="4.24514in" svg:y="3.23194in" svg:width="0.575in" svg:height="0.425in" style:rel-width="scale" style:rel-height="scale"><draw:text-box><text:p text:style-name="Standard"><text:span text:style-name="T6"><draw:frame draw:style-name="a4" draw:name="Grafik 16" text:anchor-type="as-char" svg:x="0in" svg:y="0in" svg:width="0.4in" svg:height="0.24in" style:rel-width="scale" style:rel-height="scale"><draw:image xlink:href="media/image2.png" xlink:type="simple" xlink:show="embed" xlink:actuate="onLoad"/><svg:title/><svg:desc>C:\Users\User\AppData\Local\Temp\ConnectorClipboard2462992706179084057\image17003055462880.png</svg:desc></draw:frame></text:span></text:p></draw:text-box><svg:title/><svg:desc/></draw:frame></text:span><text:span text:style-name="T7"><draw:connector draw:type="line" svg:x1="4.52083in" svg:y1="1.07431in" svg:x2="4.52083in" svg:y2="3.24028in" draw:z-index="251659264" draw:id="id3" draw:style-name="a5" draw:name="Gerade Verbindung 2" text:anchor-type="paragraph"><svg:title/><svg:desc/></draw:connector></text:span><text:span text:style-name="T8"><draw:connector draw:type="line" svg:x1="6.30417in" svg:y1="2.81597in" svg:x2="3.62917in" svg:y2="0.26597in" draw:z-index="251662336" draw:id="id4" draw:style-name="a6" draw:name="Gerade Verbindung 4" text:anchor-type="paragraph"><svg:title/><svg:desc/></draw:connector></text:span><text:span text:style-name="T9"><draw:frame draw:z-index="251671552" draw:id="id5" draw:style-name="a7" draw:name="Textfeld 2" text:anchor-type="paragraph" svg:x="6.10417in" svg:y="3.28264in" svg:width="0.40764in" svg:height="0.425in" style:rel-width="scale" style:rel-height="scale"><draw:text-box><text:p text:style-name="Standard"><text:span text:style-name="T10"><draw:frame draw:style-name="a8" draw:name="Grafik 10" text:anchor-type="as-char" svg:x="0in" svg:y="0in" svg:width="0.27309in" svg:height="0.27309in" style:rel-width="scale" style:rel-height="scale"><draw:image xlink:href="media/image3.png" xlink:type="simple" xlink:show="embed" xlink:actuate="onLoad"/><svg:title/><svg:desc>C:\Users\User\AppData\Local\Temp\ConnectorClipboard2462992706179084057\image17003054645660.png</svg:desc></draw:frame></text:span></text:p></draw:text-box><svg:title/><svg:desc/></draw:frame></text:span><text:span text:style-name="T11"><draw:frame draw:z-index="251673600" draw:id="id6" draw:style-name="a9" draw:name="Textfeld 2" text:anchor-type="paragraph" svg:x="1.95417in" svg:y="3.21597in" svg:width="0.59167in" svg:height="0.45764in" style:rel-width="scale" style:rel-height="scale"><draw:text-box><text:p text:style-name="Standard"><text:span text:style-name="T12"><draw:frame draw:style-name="a10" draw:name="Grafik 20" text:anchor-type="as-char" svg:x="0in" svg:y="0in" svg:width="0.41343in" svg:height="0.24806in" style:rel-width="scale" style:rel-height="scale"><draw:image xlink:href="media/image4.png" xlink:type="simple" xlink:show="embed" xlink:actuate="onLoad"/><svg:title/><svg:desc>C:\Users\User\AppData\Local\Temp\ConnectorClipboard2462992706179084057\image17003056003870.png</svg:desc></draw:frame></text:span></text:p></draw:text-box><svg:title/><svg:desc/></draw:frame></text:span><text:span text:style-name="T13"><draw:frame draw:z-index="251669504" draw:id="id7" draw:style-name="a11" draw:name="Textfeld 2" text:anchor-type="paragraph" svg:x="5.82917in" svg:y="1.01597in" svg:width="0.40764in" svg:height="0.425in" style:rel-width="scale" style:rel-height="scale"><draw:text-box><text:p text:style-name="Standard"><text:span text:style-name="T14"><draw:frame draw:style-name="a12" draw:name="Grafik 21" text:anchor-type="as-char" svg:x="0in" svg:y="0in" svg:width="0.29792in" svg:height="0.275in" style:rel-width="scale" style:rel-height="scale"><draw:image xlink:href="media/image5.png" xlink:type="simple" xlink:show="embed" xlink:actuate="onLoad"/><svg:title/><svg:desc>C:\Users\User\AppData\Local\Temp\ConnectorClipboard2462992706179084057\image17003056559360.png</svg:desc></draw:frame></text:span></text:p></draw:text-box><svg:title/><svg:desc/></draw:frame></text:span><text:span text:style-name="T15"><draw:connector draw:type="line" svg:x1="6.30417in" svg:y1="2.81597in" svg:x2="6.30417in" svg:y2="3.28264in" draw:z-index="251661312" draw:id="id8" draw:style-name="a13" draw:name="Gerade Verbindung 3" text:anchor-type="paragraph"><svg:title/><svg:desc/></draw:connector></text:span><text:span text:style-name="T16"><draw:frame draw:z-index="251658240" draw:style-name="a14" draw:name="Grafik 1" text:anchor-type="paragraph" svg:x="-0.00417in" svg:y="0.00556in" svg:width="3.16667in" svg:height="3.09375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23-11-18T10:54:00Z</meta:creation-date>
    <dc:date>2023-11-18T11:18:00Z</dc:date>
    <meta:template xlink:href="Normal" xlink:type="simple"/>
    <meta:editing-cycles>3</meta:editing-cycles>
    <meta:editing-duration>PT0S</meta:editing-duration>
    <meta:document-statistic meta:page-count="1" meta:paragraph-count="1" meta:word-count="1" meta:character-count="11" meta:row-count="1" meta:non-whitespace-character-count="11"/>
  </office:meta>
</office:document-meta>
</file>